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uttons" style:family="table">
      <style:table-properties style:width="6.9167in" fo:margin-left="0in" fo:margin-right="0.0083in" table:align="margins"/>
    </style:style>
    <style:style style:name="Buttons.A" style:family="table-column">
      <style:table-column-properties style:column-width="0.875in" style:rel-column-width="8290*"/>
    </style:style>
    <style:style style:name="Buttons.B" style:family="table-column">
      <style:table-column-properties style:column-width="2.1938in" style:rel-column-width="20785*"/>
    </style:style>
    <style:style style:name="Buttons.C" style:family="table-column">
      <style:table-column-properties style:column-width="3.8479in" style:rel-column-width="36460*"/>
    </style:style>
    <style:style style:name="Butt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uttons.C1" style:family="table-cell">
      <style:table-cell-properties fo:padding="0.0382in" fo:border="0.0007in solid #000000"/>
    </style:style>
    <style:style style:name="Button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Buttons.B2" style:family="table-cell">
      <style:table-cell-properties fo:padding="0.0382in" fo:border-left="0.0007in solid #000000" fo:border-right="none" fo:border-top="none" fo:border-bottom="0.0007in solid #000000"/>
    </style:style>
    <style:style style:name="Button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875in" style:rel-column-width="8290*"/>
    </style:style>
    <style:style style:name="Table2.B" style:family="table-column">
      <style:table-column-properties style:column-width="2.1938in" style:rel-column-width="20785*"/>
    </style:style>
    <style:style style:name="Table2.C" style:family="table-column">
      <style:table-column-properties style:column-width="3.8479in" style:rel-column-width="3646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167in" fo:margin-left="0in" fo:margin-right="0.0083in" table:align="margins"/>
    </style:style>
    <style:style style:name="Table1.A" style:family="table-column">
      <style:table-column-properties style:column-width="0.875in" style:rel-column-width="8290*"/>
    </style:style>
    <style:style style:name="Table1.B" style:family="table-column">
      <style:table-column-properties style:column-width="2.1938in" style:rel-column-width="20785*"/>
    </style:style>
    <style:style style:name="Table1.C" style:family="table-column">
      <style:table-column-properties style:column-width="3.8479in" style:rel-column-width="364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167in" fo:margin-left="0in" fo:margin-right="0.0083in" table:align="margins"/>
    </style:style>
    <style:style style:name="Table3.A" style:family="table-column">
      <style:table-column-properties style:column-width="0.875in" style:rel-column-width="8290*"/>
    </style:style>
    <style:style style:name="Table3.B" style:family="table-column">
      <style:table-column-properties style:column-width="2.1938in" style:rel-column-width="20785*"/>
    </style:style>
    <style:style style:name="Table3.C" style:family="table-column">
      <style:table-column-properties style:column-width="3.8479in" style:rel-column-width="3646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ff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Box Controller Buttons</text:p>
      <text:p text:style-name="Standard"/>
      <text:p text:style-name="P2">Driving Controller – <text:span text:style-name="T1">USB 2</text:span></text:p>
      <text:p text:style-name="Standard"/>
      <table:table table:name="Buttons" table:style-name="Buttons">
        <table:table-column table:style-name="Buttons.A"/>
        <table:table-column table:style-name="Buttons.B"/>
        <table:table-column table:style-name="Buttons.C"/>
        <table:table-header-rows>
          <table:table-row>
            <table:table-cell table:style-name="Buttons.A1" office:value-type="string">
              <text:p text:style-name="Table_20_Heading">Button</text:p>
            </table:table-cell>
            <table:table-cell table:style-name="Buttons.A1" office:value-type="string">
              <text:p text:style-name="Table_20_Heading">Location</text:p>
            </table:table-cell>
            <table:table-cell table:style-name="Buttons.C1" office:value-type="string">
              <text:p text:style-name="Table_20_Heading">Use</text:p>
            </table:table-cell>
          </table:table-row>
        </table:table-header-rows>
        <table:table-row>
          <table:table-cell table:style-name="Buttons.A2" office:value-type="float" office:value="1">
            <text:p text:style-name="P4">1</text:p>
          </table:table-cell>
          <table:table-cell table:style-name="Buttons.B2" office:value-type="string">
            <text:p text:style-name="Table_20_Contents">“A” Button</text:p>
          </table:table-cell>
          <table:table-cell table:style-name="Buttons.C2" office:value-type="string">
            <text:p text:style-name="Table_20_Contents">Tilt Up</text:p>
          </table:table-cell>
        </table:table-row>
        <table:table-row>
          <table:table-cell table:style-name="Buttons.A2" office:value-type="float" office:value="2">
            <text:p text:style-name="P4">2</text:p>
          </table:table-cell>
          <table:table-cell table:style-name="Buttons.B2" office:value-type="string">
            <text:p text:style-name="Table_20_Contents">“B” Button</text:p>
          </table:table-cell>
          <table:table-cell table:style-name="Buttons.C2" office:value-type="string">
            <text:p text:style-name="Table_20_Contents">Tilt Down</text:p>
          </table:table-cell>
        </table:table-row>
        <table:table-row>
          <table:table-cell table:style-name="Buttons.A2" office:value-type="float" office:value="3">
            <text:p text:style-name="P4">3</text:p>
          </table:table-cell>
          <table:table-cell table:style-name="Buttons.B2" office:value-type="string">
            <text:p text:style-name="Table_20_Contents">“X”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4">
            <text:p text:style-name="P4">4</text:p>
          </table:table-cell>
          <table:table-cell table:style-name="Buttons.B2" office:value-type="string">
            <text:p text:style-name="Table_20_Contents">“Y”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5">
            <text:p text:style-name="P4">5</text:p>
          </table:table-cell>
          <table:table-cell table:style-name="Buttons.B2" office:value-type="string">
            <text:p text:style-name="Table_20_Contents">“LB” Left Bumper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6">
            <text:p text:style-name="P4">6</text:p>
          </table:table-cell>
          <table:table-cell table:style-name="Buttons.B2" office:value-type="string">
            <text:p text:style-name="Table_20_Contents">“RB” Right Bumper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7">
            <text:p text:style-name="P4">7</text:p>
          </table:table-cell>
          <table:table-cell table:style-name="Buttons.B2" office:value-type="string">
            <text:p text:style-name="Table_20_Contents">“Back”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8">
            <text:p text:style-name="P4">8</text:p>
          </table:table-cell>
          <table:table-cell table:style-name="Buttons.B2" office:value-type="string">
            <text:p text:style-name="Table_20_Contents">“Start”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9">
            <text:p text:style-name="P4">9</text:p>
          </table:table-cell>
          <table:table-cell table:style-name="Buttons.B2" office:value-type="string">
            <text:p text:style-name="Table_20_Contents">Left Joystick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10">
            <text:p text:style-name="P4">10</text:p>
          </table:table-cell>
          <table:table-cell table:style-name="Buttons.B2" office:value-type="string">
            <text:p text:style-name="Table_20_Contents">Right Joystick Button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11">
            <text:p text:style-name="P4">11</text:p>
          </table:table-cell>
          <table:table-cell table:style-name="Buttons.B2" office:value-type="string">
            <text:p text:style-name="Table_20_Contents">Not Used</text:p>
          </table:table-cell>
          <table:table-cell table:style-name="Buttons.C2" office:value-type="string">
            <text:p text:style-name="Table_20_Contents"/>
          </table:table-cell>
        </table:table-row>
        <table:table-row>
          <table:table-cell table:style-name="Buttons.A2" office:value-type="float" office:value="12">
            <text:p text:style-name="P4">12</text:p>
          </table:table-cell>
          <table:table-cell table:style-name="Buttons.B2" office:value-type="string">
            <text:p text:style-name="Table_20_Contents">Not Used</text:p>
          </table:table-cell>
          <table:table-cell table:style-name="Buttons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xes</text:p>
            </table:table-cell>
            <table:table-cell table:style-name="Table2.A1" office:value-type="string">
              <text:p text:style-name="Table_20_Heading">Location</text:p>
            </table:table-cell>
            <table:table-cell table:style-name="Table2.C1" office:value-type="string">
              <text:p text:style-name="Table_20_Heading">Use</text:p>
            </table:table-cell>
          </table:table-row>
        </table:table-header-rows>
        <table:table-row>
          <table:table-cell table:style-name="Table2.A2" office:value-type="float" office:value="1">
            <text:p text:style-name="P4">1</text:p>
          </table:table-cell>
          <table:table-cell table:style-name="Table2.B2" office:value-type="string">
            <text:p text:style-name="Table_20_Contents">Left Joystick – Left/Right</text:p>
          </table:table-cell>
          <table:table-cell table:style-name="Table2.C2" office:value-type="string">
            <text:p text:style-name="Table_20_Contents">Drive X</text:p>
          </table:table-cell>
        </table:table-row>
        <table:table-row>
          <table:table-cell table:style-name="Table2.A2" office:value-type="float" office:value="2">
            <text:p text:style-name="P4">2</text:p>
          </table:table-cell>
          <table:table-cell table:style-name="Table2.B2" office:value-type="string">
            <text:p text:style-name="Table_20_Contents">Left Joystick – Front/Back</text:p>
          </table:table-cell>
          <table:table-cell table:style-name="Table2.C2" office:value-type="string">
            <text:p text:style-name="Table_20_Contents">Drive Y</text:p>
          </table:table-cell>
        </table:table-row>
        <table:table-row>
          <table:table-cell table:style-name="Table2.A2" office:value-type="float" office:value="3">
            <text:p text:style-name="P4">3</text:p>
          </table:table-cell>
          <table:table-cell table:style-name="Table2.B2" office:value-type="string">
            <text:p text:style-name="Table_20_Contents">Triggers:</text:p>
            <text:p text:style-name="Table_20_Contents">Left – 0 to 1 Variable</text:p>
            <text:p text:style-name="Table_20_Contents">Right - -1 to 0 Variabl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float" office:value="4">
            <text:p text:style-name="P4">4</text:p>
          </table:table-cell>
          <table:table-cell table:style-name="Table2.B2" office:value-type="string">
            <text:p text:style-name="Table_20_Contents">Right Joystick – Front/Back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float" office:value="5">
            <text:p text:style-name="P4">5</text:p>
          </table:table-cell>
          <table:table-cell table:style-name="Table2.B2" office:value-type="string">
            <text:p text:style-name="Table_20_Contents">Right Joystick – Left/Right</text:p>
          </table:table-cell>
          <table:table-cell table:style-name="Table2.C2" office:value-type="string">
            <text:p text:style-name="Table_20_Contents">Drive Rotation</text:p>
          </table:table-cell>
        </table:table-row>
        <table:table-row>
          <table:table-cell table:style-name="Table2.A2" office:value-type="float" office:value="6">
            <text:p text:style-name="P4">6</text:p>
          </table:table-cell>
          <table:table-cell table:style-name="Table2.B2" office:value-type="string">
            <text:p text:style-name="Table_20_Contents">Rocker Pad</text:p>
            <text:p text:style-name="Table_20_Contents">Left 1/Center 0/Right 1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3">Device Controller – <text:span text:style-name="T1">USB 1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Button</text:p>
            </table:table-cell>
            <table:table-cell table:style-name="Table1.A1" office:value-type="string">
              <text:p text:style-name="Table_20_Heading">Location</text:p>
            </table:table-cell>
            <table:table-cell table:style-name="Table1.C1" office:value-type="string">
              <text:p text:style-name="Table_20_Heading">Use</text:p>
            </table:table-cell>
          </table:table-row>
        </table:table-header-rows>
        <table:table-row>
          <table:table-cell table:style-name="Table1.A2" office:value-type="float" office:value="1">
            <text:p text:style-name="P4">1</text:p>
          </table:table-cell>
          <table:table-cell table:style-name="Table1.B2" office:value-type="string">
            <text:p text:style-name="Table_20_Contents">“A” Button</text:p>
          </table:table-cell>
          <table:table-cell table:style-name="Table1.C2" office:value-type="string">
            <text:p text:style-name="Table_20_Contents">Climbing – Start</text:p>
          </table:table-cell>
        </table:table-row>
        <table:table-row>
          <table:table-cell table:style-name="Table1.A2" office:value-type="float" office:value="2">
            <text:p text:style-name="P4">2</text:p>
          </table:table-cell>
          <table:table-cell table:style-name="Table1.B2" office:value-type="string">
            <text:p text:style-name="Table_20_Contents">“B” Button</text:p>
          </table:table-cell>
          <table:table-cell table:style-name="Table1.C2" office:value-type="string">
            <text:p text:style-name="Table_20_Contents">Climbing – Abort</text:p>
          </table:table-cell>
        </table:table-row>
        <table:table-row>
          <table:table-cell table:style-name="Table1.A2" office:value-type="float" office:value="3">
            <text:p text:style-name="P4">3</text:p>
          </table:table-cell>
          <table:table-cell table:style-name="Table1.B2" office:value-type="string">
            <text:p text:style-name="Table_20_Contents">“X” Button</text:p>
          </table:table-cell>
          <table:table-cell table:style-name="Table1.C2" office:value-type="string">
            <text:p text:style-name="Table_20_Contents">Shooter Motor Start</text:p>
          </table:table-cell>
        </table:table-row>
        <table:table-row>
          <table:table-cell table:style-name="Table1.A2" office:value-type="float" office:value="4">
            <text:p text:style-name="P4">4</text:p>
          </table:table-cell>
          <table:table-cell table:style-name="Table1.B2" office:value-type="string">
            <text:p text:style-name="Table_20_Contents">“Y” Button</text:p>
          </table:table-cell>
          <table:table-cell table:style-name="Table1.C2" office:value-type="string">
            <text:p text:style-name="Table_20_Contents">Shooter Motor Stop</text:p>
          </table:table-cell>
        </table:table-row>
        <table:table-row>
          <table:table-cell table:style-name="Table1.A2" office:value-type="float" office:value="5">
            <text:p text:style-name="P4">5</text:p>
          </table:table-cell>
          <table:table-cell table:style-name="Table1.B2" office:value-type="string">
            <text:p text:style-name="Table_20_Contents">“LB” Left Bump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P4">6</text:p>
          </table:table-cell>
          <table:table-cell table:style-name="Table1.B2" office:value-type="string">
            <text:p text:style-name="Table_20_Contents">“RB” Right Bump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P4">7</text:p>
          </table:table-cell>
          <table:table-cell table:style-name="Table1.B2" office:value-type="string">
            <text:p text:style-name="Table_20_Contents">“Back” Button</text:p>
          </table:table-cell>
          <table:table-cell table:style-name="Table1.C2" office:value-type="string">
            <text:p text:style-name="Table_20_Contents">Shooter Tilter – Changes state</text:p>
          </table:table-cell>
        </table:table-row>
        <table:table-row>
          <table:table-cell table:style-name="Table1.A2" office:value-type="float" office:value="8">
            <text:p text:style-name="P4">8</text:p>
          </table:table-cell>
          <table:table-cell table:style-name="Table1.B2" office:value-type="string">
            <text:p text:style-name="Table_20_Contents">“Start” 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9">
            <text:p text:style-name="P4">9</text:p>
          </table:table-cell>
          <table:table-cell table:style-name="Table1.B2" office:value-type="string">
            <text:p text:style-name="Table_20_Contents">Left Joystick 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10">
            <text:p text:style-name="P4">10</text:p>
          </table:table-cell>
          <table:table-cell table:style-name="Table1.B2" office:value-type="string">
            <text:p text:style-name="Table_20_Contents">Right Joystick 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11">
            <text:p text:style-name="P4">11</text:p>
          </table:table-cell>
          <table:table-cell table:style-name="Table1.B2" office:value-type="string">
            <text:p text:style-name="Table_20_Contents">Not Use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float" office:value="12">
            <text:p text:style-name="P4">12</text:p>
          </table:table-cell>
          <table:table-cell table:style-name="Table1.B2" office:value-type="string">
            <text:p text:style-name="Table_20_Contents">Not Used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xes</text:p>
            </table:table-cell>
            <table:table-cell table:style-name="Table3.A1" office:value-type="string">
              <text:p text:style-name="Table_20_Heading">Location</text:p>
            </table:table-cell>
            <table:table-cell table:style-name="Table3.C1" office:value-type="string">
              <text:p text:style-name="Table_20_Heading">Use</text:p>
            </table:table-cell>
          </table:table-row>
        </table:table-header-rows>
        <table:table-row>
          <table:table-cell table:style-name="Table3.A2" office:value-type="float" office:value="1">
            <text:p text:style-name="P4">1</text:p>
          </table:table-cell>
          <table:table-cell table:style-name="Table3.B2" office:value-type="string">
            <text:p text:style-name="Table_20_Contents">Left Joystick – Left/Right</text:p>
          </table:table-cell>
          <table:table-cell table:style-name="Table3.C2" office:value-type="string">
            <text:p text:style-name="Table_20_Contents">Shooter Tilter</text:p>
          </table:table-cell>
        </table:table-row>
        <table:table-row>
          <table:table-cell table:style-name="Table3.A2" office:value-type="float" office:value="2">
            <text:p text:style-name="P4">2</text:p>
          </table:table-cell>
          <table:table-cell table:style-name="Table3.B2" office:value-type="string">
            <text:p text:style-name="Table_20_Contents">Left Joystick – Front/Back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float" office:value="3">
            <text:p text:style-name="P4">3</text:p>
          </table:table-cell>
          <table:table-cell table:style-name="Table3.B2" office:value-type="string">
            <text:p text:style-name="Table_20_Contents">Triggers:</text:p>
            <text:p text:style-name="Table_20_Contents">Left – 0 to 1 Variable</text:p>
            <text:p text:style-name="Table_20_Contents">Right – 1 to 0 Variable</text:p>
          </table:table-cell>
          <table:table-cell table:style-name="Table3.C2" office:value-type="string">
            <text:p text:style-name="Table_20_Contents">Shoot</text:p>
          </table:table-cell>
        </table:table-row>
        <table:table-row>
          <table:table-cell table:style-name="Table3.A2" office:value-type="float" office:value="4">
            <text:p text:style-name="P4">4</text:p>
          </table:table-cell>
          <table:table-cell table:style-name="Table3.B2" office:value-type="string">
            <text:p text:style-name="Table_20_Contents">Right Joystick – Left/Right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float" office:value="5">
            <text:p text:style-name="P4">5</text:p>
          </table:table-cell>
          <table:table-cell table:style-name="Table3.B2" office:value-type="string">
            <text:p text:style-name="Table_20_Contents">Right Joystick – Front/Back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float" office:value="6">
            <text:p text:style-name="P4">6</text:p>
          </table:table-cell>
          <table:table-cell table:style-name="Table3.B2" office:value-type="string">
            <text:p text:style-name="Table_20_Contents">Rocker Pad</text:p>
            <text:p text:style-name="Table_20_Contents">Left 1/Center 0/Right 1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10:56:35.43</meta:creation-date>
    <dc:date>2013-03-24T13:54:15.80</dc:date>
    <meta:editing-duration>PT3H37M58S</meta:editing-duration>
    <meta:editing-cycles>19</meta:editing-cycles>
    <meta:generator>OpenOffice.org/3.4$Win32 OpenOffice.org_project/340m1$Build-9590</meta:generator>
    <meta:document-statistic meta:table-count="4" meta:image-count="0" meta:object-count="0" meta:page-count="2" meta:paragraph-count="105" meta:word-count="233" meta:character-count="1043"/>
  </office:meta>
</office:document-meta>
</file>